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marker-end="Symmetric_20_Arrow" draw:fill="solid" draw:fill-color="#e6e6e6" draw:textarea-horizontal-align="left" draw:textarea-vertical-align="top"/>
    </style:style>
    <style:style style:name="gr2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gr3" style:family="graphic" style:parent-style-name="standard">
      <style:graphic-properties svg:stroke-width="0.2cm" svg:stroke-color="#e6e6e6" draw:marker-start-width="0.5cm" draw:marker-end-width="0.5cm" draw:fill="solid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4" style:family="graphic" style:parent-style-name="standard">
      <style:graphic-properties draw:marker-end="Symmetric_20_Arrow" draw:marker-end-width="0.3cm" draw:fill="solid" draw:fill-color="#c0c0c0" draw:textarea-horizontal-align="center" draw:textarea-vertical-align="middle"/>
    </style:style>
    <style:style style:name="gr5" style:family="graphic" style:parent-style-name="standard">
      <style:graphic-properties draw:fill="solid" draw:fill-color="#c9ebeb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6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69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marker-start="" draw:marker-end="Symmetric_20_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marker-end="Symmetric_20_Arrow" draw:fill="none" draw:fill-color="#cccccc" draw:textarea-horizontal-align="center" draw:textarea-vertical-align="middle"/>
    </style:style>
    <style:style style:name="gr17" style:family="graphic" style:parent-style-name="standard">
      <style:graphic-properties draw:marker-end="Symmetric_20_Arrow" draw:fill="solid" draw:fill-color="#cccccc" draw:textarea-horizontal-align="center" draw:textarea-vertical-align="middle"/>
    </style:style>
    <style:style style:name="gr18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19" style:family="graphic" style:parent-style-name="standard">
      <style:graphic-properties svg:stroke-width="0.1cm" svg:stroke-color="#cccccc" draw:marker-start-width="0.35cm" draw:marker-end="Symmetric_20_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marker-end="Symmetric_20_Arrow" draw:fill="none" draw:fill-color="#ffffff" fo:min-height="0.182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 fo:font-weight="bold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color="#ff0000" fo:font-size="11pt" fo:font-weight="bold" style:font-size-asian="18pt" style:font-size-complex="18pt"/>
    </style:style>
    <style:style style:name="P10" style:family="paragraph">
      <style:text-properties fo:color="#008000" fo:font-size="11pt" fo:font-weight="bold" style:font-size-asian="18pt" style:font-size-complex="18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paragraph-properties fo:margin-left="0cm" fo:margin-right="0cm" fo:text-align="center" fo:text-indent="0cm"/>
      <style:text-properties fo:font-size="8pt"/>
    </style:style>
    <style:style style:name="P13" style:family="paragraph">
      <style:paragraph-properties fo:margin-left="0cm" fo:margin-right="0cm" fo:text-align="center" fo:text-indent="0cm"/>
      <style:text-properties fo:color="#999999" fo:font-size="28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e6e6e6" fo:font-size="10pt" style:font-size-asian="18pt" style:font-size-complex="18pt"/>
    </style:style>
    <style:style style:name="P16" style:family="paragraph">
      <style:paragraph-properties fo:margin-left="0cm" fo:margin-right="0cm" fo:text-align="center" fo:text-indent="0cm"/>
      <style:text-properties fo:color="#b84747" fo:font-size="28pt" fo:font-weight="normal" style:font-size-asian="18pt" style:font-size-complex="18pt"/>
    </style:style>
    <style:style style:name="P17" style:family="paragraph">
      <style:paragraph-properties fo:margin-left="0cm" fo:margin-right="0cm" fo:text-align="center" fo:text-indent="0cm"/>
      <style:text-properties fo:color="#33cc66" fo:font-weight="normal"/>
    </style:style>
    <style:style style:name="P18" style:family="paragraph">
      <style:paragraph-properties fo:margin-left="0cm" fo:margin-right="0cm" fo:text-align="center" fo:text-indent="0cm"/>
      <style:text-properties fo:color="#33cc66" fo:font-size="28pt" fo:font-weight="normal"/>
    </style:style>
    <style:style style:name="T1" style:family="text">
      <style:text-properties fo:font-size="16pt" fo:font-weight="bold"/>
    </style:style>
    <style:style style:name="T2" style:family="text">
      <style:text-properties fo:font-size="10pt"/>
    </style:style>
    <style:style style:name="T3" style:family="text">
      <style:text-properties fo:font-size="12pt"/>
    </style:style>
    <style:style style:name="T4" style:family="text">
      <style:text-properties fo:font-size="12pt" fo:font-weight="bold"/>
    </style:style>
    <style:style style:name="T5" style:family="text">
      <style:text-properties fo:color="#ff0000" fo:font-size="11pt" fo:font-weight="bold" style:font-size-asian="18pt" style:font-size-complex="18pt"/>
    </style:style>
    <style:style style:name="T6" style:family="text">
      <style:text-properties fo:color="#008000" fo:font-size="11pt" fo:font-weight="bold" style:font-size-asian="18pt" style:font-size-complex="18pt"/>
    </style:style>
    <style:style style:name="T7" style:family="text">
      <style:text-properties fo:font-size="8pt"/>
    </style:style>
    <style:style style:name="T8" style:family="text">
      <style:text-properties fo:color="#999999" fo:font-size="28pt" fo:font-weight="bold" style:font-size-asian="18pt" style:font-size-complex="18pt"/>
    </style:style>
    <style:style style:name="T9" style:family="text">
      <style:text-properties fo:color="#e6e6e6" fo:font-size="10pt" style:font-size-asian="18pt" style:font-size-complex="18pt"/>
    </style:style>
    <style:style style:name="T10" style:family="text">
      <style:text-properties fo:color="#b84747" fo:font-size="28pt" fo:font-weight="normal" style:font-size-asian="18pt" style:font-size-complex="18pt"/>
    </style:style>
    <style:style style:name="T11" style:family="text">
      <style:text-properties fo:color="#33cc66" fo:font-family="Dingbats" style:font-style-name="Regular" style:font-pitch="variable" style:font-charset="x-symbol" fo:font-size="28pt" fo:font-weight="normal" style:font-family-asian="Dingbats" style:font-style-name-asian="Regular" style:font-pitch-asian="variable" style:font-charset-asian="x-symbol" style:font-size-asian="18pt" style:font-family-complex="Dingbats" style:font-style-name-complex="Regular" style:font-pitch-complex="variable" style:font-charset-complex="x-symbol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5.5cm" svg:height="8.5cm" svg:x="0.318cm" svg:y="6.178cm">
          <text:p text:style-name="P1"><text:span text:style-name="T1">Prepare</text:span></text:p>
        </draw:rect>
        <draw:rect draw:style-name="gr1" draw:text-style-name="P2" draw:layer="layout" svg:width="5.5cm" svg:height="8.5cm" svg:x="0.318cm" svg:y="15.178cm">
          <text:p text:style-name="P1"><text:span text:style-name="T1">Build</text:span></text:p>
        </draw:rect>
        <draw:rect draw:style-name="gr1" draw:text-style-name="P2" draw:layer="layout" svg:width="6.5cm" svg:height="6cm" svg:x="6.818cm" svg:y="11.678cm">
          <text:p text:style-name="P1"><text:span text:style-name="T1">Validate</text:span></text:p>
        </draw:rect>
        <draw:rect draw:style-name="gr1" draw:text-style-name="P2" draw:layer="layout" svg:width="6.5cm" svg:height="8.5cm" svg:x="6.818cm" svg:y="18.678cm">
          <text:p text:style-name="P1"><text:span text:style-name="T1">Save</text:span></text:p>
        </draw:rect>
        <draw:rect draw:style-name="gr1" draw:text-style-name="P2" draw:layer="layout" svg:width="6.5cm" svg:height="10.5cm" svg:x="14.318cm" svg:y="11.678cm">
          <text:p text:style-name="P1"><text:span text:style-name="T1">Render</text:span></text:p>
        </draw:rect>
        <draw:connector draw:style-name="gr2" draw:text-style-name="P3" draw:layer="layout" draw:line-skew="1cm" svg:x1="5.367cm" svg:y1="3.677cm" svg:x2="3.067cm" svg:y2="7.178cm" draw:start-shape="id1" draw:start-glue-point="6" draw:end-shape="id2" draw:end-glue-point="4">
          <text:p text:style-name="P8"/>
        </draw:connector>
        <draw:custom-shape draw:style-name="gr3" draw:text-style-name="P3" draw:layer="layout" svg:width="6.436cm" svg:height="6.5cm" svg:x="14.318cm" svg:y="1.178cm">
          <text:p text:style-name="P8"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068cm" svg:y1="15.081cm" svg:x2="10.067cm" svg:y2="15.581cm" draw:start-shape="id3" draw:end-shape="id4" draw:end-glue-point="4">
          <text:p text:style-name="P8"/>
        </draw:connector>
        <draw:custom-shape draw:style-name="gr5" draw:text-style-name="P4" draw:id="id7" draw:layer="layout" svg:width="5.5cm" svg:height="1cm" svg:x="4.136cm" svg:y="4.678cm">
          <text:p text:style-name="P1"><text:span text:style-name="T2">drupal_</text:span><text:span text:style-name="T3">execu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draw:id="id2" draw:layer="layout" svg:width="4.5cm" svg:height="1cm" svg:x="0.818cm" svg:y="7.178cm">
          <text:p text:style-name="P1"><text:span text:style-name="T2">drupal_</text:span><text:span text:style-name="T3">retrieve_f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id="id15" draw:layer="layout" svg:width="4.5cm" svg:height="1cm" svg:x="0.818cm" svg:y="10.178cm">
          <text:p text:style-name="P1"><text:span text:style-name="T2">drupal_</text:span><text:span text:style-name="T3">process_for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id="id20" draw:layer="layout" svg:width="4.5cm" svg:height="1cm" svg:x="0.818cm" svg:y="11.678cm">
          <text:p text:style-name="P1"><text:span text:style-name="T2">drupal_</text:span><text:span text:style-name="T3">prepare_f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21" draw:layer="layout" svg:width="4.5cm" svg:height="1cm" svg:x="0.818cm" svg:y="13.178cm">
          <text:p text:style-name="P1"><text:span text:style-name="T2">hook_</text:span><text:span text:style-name="T3">form_al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id="id22" draw:layer="layout" svg:width="4.5cm" svg:height="1cm" svg:x="0.818cm" svg:y="16.178cm">
          <text:p text:style-name="P1"><text:span text:style-name="T2">drupal_</text:span><text:span text:style-name="T3">form_buil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id="id24" draw:layer="layout" svg:width="4.5cm" svg:height="1cm" svg:x="0.818cm" svg:y="19.178cm">
          <text:p text:style-name="P1"><text:span text:style-name="T3">#pro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id="id25" draw:layer="layout" svg:width="4.5cm" svg:height="1.037cm" svg:x="0.818cm" svg:y="20.678cm">
          <text:p text:style-name="P1"><text:span text:style-name="T2">form_</text:span><text:span text:style-name="T3">set_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id="id26" draw:layer="layout" svg:width="4.5cm" svg:height="1cm" svg:x="0.818cm" svg:y="22.178cm">
          <text:p text:style-name="P1"><text:span text:style-name="T3">#after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id="id6" draw:layer="layout" svg:width="4.5cm" svg:height="1cm" svg:x="15.318cm" svg:y="12.678cm">
          <text:p text:style-name="P1"><text:span text:style-name="T2">drupal_</text:span><text:span text:style-name="T3">render_for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4" draw:id="id5" draw:layer="layout" svg:width="3cm" svg:height="2cm" svg:x="12.318cm" svg:y="9.678cm">
          <text:p text:style-name="P1"><text:span text:style-name="T3">Pos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4" draw:id="id8" draw:layer="layout" svg:width="4.5cm" svg:height="1cm" svg:x="7.818cm" svg:y="12.581cm">
          <text:p text:style-name="P1"><text:span text:style-name="T3">#vali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id="id4" draw:layer="layout" svg:width="3.5cm" svg:height="2cm" svg:x="8.318cm" svg:y="15.581cm">
          <text:p text:style-name="P1"><text:span text:style-name="T3">Vali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4" draw:id="id9" draw:layer="layout" svg:width="4.5cm" svg:height="1cm" svg:x="7.818cm" svg:y="19.678cm">
          <text:p text:style-name="P1"><text:span text:style-name="T3">#subm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id="id23" draw:layer="layout" svg:width="4.5cm" svg:height="1cm" svg:x="0.818cm" svg:y="17.678cm">
          <text:p text:style-name="P1"><text:span text:style-name="T2">hook_</text:span><text:span text:style-name="T3">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5.318cm" svg:y1="10.677cm" svg:x2="17.567cm" svg:y2="12.678cm" draw:start-shape="id5" draw:start-glue-point="7" draw:end-shape="id6" draw:end-glue-point="4">
          <text:p text:style-name="P8"/>
        </draw:connector>
        <draw:connector draw:style-name="gr4" draw:text-style-name="P3" draw:layer="layout" draw:line-skew="-0.001cm" svg:x1="11.816cm" svg:y1="16.58cm" svg:x2="15.318cm" svg:y2="13.178cm" draw:start-shape="id4" draw:start-glue-point="7" draw:end-shape="id6">
          <text:p text:style-name="P8"/>
        </draw:connector>
        <draw:connector draw:style-name="gr2" draw:text-style-name="P3" draw:layer="layout" draw:line-skew="1cm" svg:x1="4.685cm" svg:y1="5.177cm" svg:x2="3.067cm" svg:y2="7.178cm" draw:start-shape="id7" draw:start-glue-point="6" draw:end-shape="id2" draw:end-glue-point="4">
          <text:p text:style-name="P8"/>
        </draw:connector>
        <draw:frame draw:style-name="gr9" draw:text-style-name="P6" draw:layer="layout" svg:width="1.355cm" svg:height="0.903cm" svg:x="10.068cm" svg:y="17.581cm">
          <draw:text-box>
            <text:p text:style-name="P1"><text:span text:style-name="T4">yes</text:span></text:p>
          </draw:text-box>
        </draw:frame>
        <draw:frame draw:style-name="gr9" draw:text-style-name="P6" draw:layer="layout" svg:width="1.855cm" svg:height="0.903cm" svg:x="11.067cm" svg:y="9.774cm">
          <draw:text-box>
            <text:p text:style-name="P1"><text:span text:style-name="T4">yes</text:span></text:p>
          </draw:text-box>
        </draw:frame>
        <draw:frame draw:style-name="gr9" draw:text-style-name="P6" draw:layer="layout" svg:width="1.855cm" svg:height="0.903cm" svg:x="14.818cm" svg:y="9.775cm">
          <draw:text-box>
            <text:p text:style-name="P1"><text:span text:style-name="T4">no</text:span></text:p>
          </draw:text-box>
        </draw:frame>
        <draw:frame draw:style-name="gr9" draw:text-style-name="P6" draw:layer="layout" svg:width="1.5cm" svg:height="0.903cm" svg:x="11.318cm" svg:y="15.678cm">
          <draw:text-box>
            <text:p text:style-name="P1"><text:span text:style-name="T4">no</text:span></text:p>
          </draw:text-box>
        </draw:frame>
        <draw:custom-shape draw:style-name="gr7" draw:text-style-name="P4" draw:id="id16" draw:layer="layout" svg:width="4.5cm" svg:height="1cm" svg:x="15.318cm" svg:y="16.678cm">
          <text:p text:style-name="P1"><text:span text:style-name="T3">#the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3" draw:layer="layout" svg:width="4.5cm" svg:height="1cm" svg:x="7.818cm" svg:y="14.081cm">
          <text:p text:style-name="P7"><text:span text:style-name="T2">hook_</text:span><text:span text:style-name="T3">node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10" draw:layer="layout" svg:width="4.5cm" svg:height="1cm" svg:x="7.818cm" svg:y="21.178cm">
          <text:p text:style-name="P7"><text:span text:style-name="T2">hook_</text:span><text:span text:style-name="T3">nodea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9" draw:layer="layout" svg:width="4.591cm" svg:height="0.704cm" svg:x="15.754cm" svg:y="3.377cm">
          <draw:text-box>
            <text:p text:style-name="P8"><text:span text:style-name="T5">Gone in Drupal 6.x</text:span></text:p>
          </draw:text-box>
        </draw:frame>
        <draw:frame draw:style-name="gr11" draw:text-style-name="P8" draw:layer="layout" svg:width="3.169cm" svg:height="0.988cm" svg:x="17.818cm" svg:y="1.215cm">
          <draw:text-box>
            <text:p text:style-name="P8">Legend</text:p>
          </draw:text-box>
        </draw:frame>
        <draw:custom-shape draw:style-name="gr12" draw:text-style-name="P3" draw:layer="layout" svg:width="6.793cm" svg:height="2.17cm" svg:x="1.609cm" svg:y="0.583cm">
          <text:p text:style-name="P8"/>
          <draw:enhanced-geometry svg:viewBox="0 0 21600 21600" draw:type="rectangle" draw:enhanced-path="M 0 0 L 21600 0 21600 21600 0 21600 0 0 Z N"/>
        </draw:custom-shape>
        <draw:frame draw:style-name="gr10" draw:layer="layout" svg:width="5.032cm" svg:height="1.725cm" svg:x="2.638cm" svg:y="0.902cm">
          <draw:text-box>
            <text:p text:style-name="P8">FAPI Workflow</text:p>
            <text:p text:style-name="P1">5.x and 6.x</text:p>
          </draw:text-box>
        </draw:frame>
        <draw:custom-shape draw:style-name="gr6" draw:text-style-name="P4" draw:id="id14" draw:layer="layout" svg:width="4.5cm" svg:height="1cm" svg:x="0.818cm" svg:y="8.678cm">
          <text:p text:style-name="P1"><text:span text:style-name="T2">hook_</text:span><text:span text:style-name="T3">f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id="id19" draw:layer="layout" svg:width="4.5cm" svg:height="1cm" svg:x="15.318cm" svg:y="14.678cm">
          <text:p text:style-name="P1"><text:span text:style-name="T3">#pre_ren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2.318cm" svg:y1="10.677cm" svg:x2="10.067cm" svg:y2="12.581cm" draw:start-shape="id5" draw:start-glue-point="5" draw:end-shape="id8" draw:end-glue-point="4">
          <text:p text:style-name="P8"/>
        </draw:connector>
        <draw:frame draw:style-name="gr10" draw:text-style-name="P10" draw:layer="layout" svg:width="4.862cm" svg:height="0.704cm" svg:x="15.781cm" svg:y="2.178cm">
          <draw:text-box>
            <text:p text:style-name="P8"><text:span text:style-name="T6">Added in Drupal 6.x</text:span></text:p>
          </draw:text-box>
        </draw:frame>
        <draw:custom-shape draw:style-name="gr7" draw:text-style-name="P4" draw:id="id17" draw:layer="layout" svg:width="4.5cm" svg:height="1cm" svg:x="15.318cm" svg:y="18.678cm">
          <text:p text:style-name="P1"><text:span text:style-name="T3">#post_ren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11" draw:layer="layout" svg:width="4.5cm" svg:height="0.945cm" svg:x="7.818cm" svg:y="22.733cm">
          <text:p text:style-name="P7"><text:span text:style-name="T2">hook_</text:span><text:span text:style-name="T3">nodea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id="id12" draw:layer="layout" svg:width="4.5cm" svg:height="1cm" svg:x="7.818cm" svg:y="24.178cm">
          <text:p text:style-name="P7"><text:span text:style-name="T2">hook_</text:span><text:span text:style-name="T3">nodea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svg:x1="10.067cm" svg:y1="20.678cm" svg:x2="10.067cm" svg:y2="21.178cm" draw:start-shape="id9" draw:start-glue-point="6" draw:end-shape="id10" draw:end-glue-point="4">
          <text:p text:style-name="P8"/>
        </draw:connector>
        <draw:connector draw:style-name="gr13" draw:text-style-name="P3" draw:layer="layout" svg:x1="10.067cm" svg:y1="22.178cm" svg:x2="10.067cm" svg:y2="22.733cm" draw:start-shape="id10" draw:start-glue-point="6" draw:end-shape="id11" draw:end-glue-point="4">
          <text:p text:style-name="P8"/>
        </draw:connector>
        <draw:connector draw:style-name="gr13" draw:text-style-name="P3" draw:layer="layout" svg:x1="10.067cm" svg:y1="23.678cm" svg:x2="10.067cm" svg:y2="24.178cm" draw:start-shape="id11" draw:start-glue-point="6" draw:end-shape="id12" draw:end-glue-point="4">
          <text:p text:style-name="P8"/>
        </draw:connector>
        <draw:connector draw:style-name="gr13" draw:text-style-name="P3" draw:layer="layout" svg:x1="10.067cm" svg:y1="25.178cm" svg:x2="10.068cm" svg:y2="25.678cm" draw:start-shape="id12" draw:start-glue-point="6" draw:end-shape="id13" draw:end-glue-point="0">
          <text:p text:style-name="P8"/>
        </draw:connector>
        <draw:connector draw:style-name="gr13" draw:text-style-name="P3" draw:layer="layout" svg:x1="10.067cm" svg:y1="17.581cm" svg:x2="10.068cm" svg:y2="19.678cm" draw:start-shape="id4" draw:start-glue-point="6" draw:end-shape="id9" draw:end-glue-point="0">
          <text:p text:style-name="P8"/>
        </draw:connector>
        <draw:custom-shape draw:style-name="gr5" draw:text-style-name="P4" draw:id="id1" draw:layer="layout" svg:width="5.5cm" svg:height="1cm" svg:x="4.818cm" svg:y="3.178cm">
          <text:p text:style-name="P1"><text:span text:style-name="T2">drupal_</text:span><text:span text:style-name="T3">get_for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4" draw:id="id27" draw:layer="layout" svg:width="1.5cm" svg:height="1cm" svg:x="2.318cm" svg:y="24.178cm">
          <text:p text:style-name="P1"><text:span text:style-name="T3">#1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5" draw:text-style-name="P3" draw:layer="layout" svg:x1="3.067cm" svg:y1="8.178cm" svg:x2="3.067cm" svg:y2="8.678cm" draw:start-shape="id2" draw:start-glue-point="6" draw:end-shape="id14" draw:end-glue-point="4">
          <text:p text:style-name="P8"/>
        </draw:connector>
        <draw:connector draw:style-name="gr13" draw:text-style-name="P3" draw:layer="layout" svg:x1="3.067cm" svg:y1="9.678cm" svg:x2="3.067cm" svg:y2="10.178cm" draw:start-shape="id14" draw:start-glue-point="6" draw:end-shape="id15" draw:end-glue-point="4">
          <text:p text:style-name="P8"/>
        </draw:connector>
        <draw:custom-shape draw:style-name="gr7" draw:text-style-name="P4" draw:layer="layout" svg:width="5.5cm" svg:height="1cm" svg:x="14.754cm" svg:y="4.437cm">
          <text:p text:style-name="P1"><text:span text:style-name="T3">Callb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5.5cm" svg:height="1cm" svg:x="14.754cm" svg:y="5.441cm">
          <text:p text:style-name="P1"><text:span text:style-name="T3">Hoo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svg:x1="17.567cm" svg:y1="17.678cm" svg:x2="17.567cm" svg:y2="18.678cm" draw:start-shape="id16" draw:start-glue-point="6" draw:end-shape="id17" draw:end-glue-point="4">
          <text:p text:style-name="P8"/>
        </draw:connector>
        <draw:connector draw:style-name="gr13" draw:text-style-name="P3" draw:layer="layout" svg:x1="17.567cm" svg:y1="19.678cm" svg:x2="17.568cm" svg:y2="20.678cm" draw:start-shape="id17" draw:start-glue-point="6" draw:end-shape="id18" draw:end-glue-point="0">
          <text:p text:style-name="P8"/>
        </draw:connector>
        <draw:connector draw:style-name="gr13" draw:text-style-name="P3" draw:layer="layout" svg:x1="17.567cm" svg:y1="15.678cm" svg:x2="17.567cm" svg:y2="16.678cm" draw:start-shape="id19" draw:start-glue-point="6" draw:end-shape="id16" draw:end-glue-point="4">
          <text:p text:style-name="P8"/>
        </draw:connector>
        <draw:connector draw:style-name="gr13" draw:text-style-name="P3" draw:layer="layout" svg:x1="17.567cm" svg:y1="13.678cm" svg:x2="17.567cm" svg:y2="14.678cm" draw:start-shape="id6" draw:start-glue-point="6" draw:end-shape="id19" draw:end-glue-point="4">
          <text:p text:style-name="P8"/>
        </draw:connector>
        <draw:connector draw:style-name="gr13" draw:text-style-name="P3" draw:layer="layout" svg:x1="3.067cm" svg:y1="11.178cm" svg:x2="3.067cm" svg:y2="11.678cm" draw:start-shape="id15" draw:start-glue-point="6" draw:end-shape="id20" draw:end-glue-point="4">
          <text:p text:style-name="P8"/>
        </draw:connector>
        <draw:connector draw:style-name="gr13" draw:text-style-name="P3" draw:layer="layout" svg:x1="3.067cm" svg:y1="12.678cm" svg:x2="3.067cm" svg:y2="13.178cm" draw:start-shape="id20" draw:start-glue-point="6" draw:end-shape="id21" draw:end-glue-point="4">
          <text:p text:style-name="P8"/>
        </draw:connector>
        <draw:connector draw:style-name="gr13" draw:text-style-name="P3" draw:layer="layout" svg:x1="3.067cm" svg:y1="14.178cm" svg:x2="3.067cm" svg:y2="16.178cm" draw:start-shape="id21" draw:start-glue-point="6" draw:end-shape="id22" draw:end-glue-point="4">
          <text:p text:style-name="P8"/>
        </draw:connector>
        <draw:connector draw:style-name="gr13" draw:text-style-name="P3" draw:layer="layout" svg:x1="3.067cm" svg:y1="17.178cm" svg:x2="3.067cm" svg:y2="17.678cm" draw:start-shape="id22" draw:start-glue-point="6" draw:end-shape="id23" draw:end-glue-point="4">
          <text:p text:style-name="P8"/>
        </draw:connector>
        <draw:connector draw:style-name="gr13" draw:text-style-name="P3" draw:layer="layout" svg:x1="3.067cm" svg:y1="18.678cm" svg:x2="3.067cm" svg:y2="19.178cm" draw:start-shape="id23" draw:start-glue-point="6" draw:end-shape="id24" draw:end-glue-point="4">
          <text:p text:style-name="P8"/>
        </draw:connector>
        <draw:connector draw:style-name="gr13" draw:text-style-name="P3" draw:layer="layout" svg:x1="3.067cm" svg:y1="20.178cm" svg:x2="3.067cm" svg:y2="20.678cm" draw:start-shape="id24" draw:start-glue-point="6" draw:end-shape="id25" draw:end-glue-point="4">
          <text:p text:style-name="P8"/>
        </draw:connector>
        <draw:connector draw:style-name="gr13" draw:text-style-name="P3" draw:layer="layout" svg:x1="3.067cm" svg:y1="21.713cm" svg:x2="3.067cm" svg:y2="22.178cm" draw:start-shape="id25" draw:start-glue-point="6" draw:end-shape="id26" draw:end-glue-point="4">
          <text:p text:style-name="P8"/>
        </draw:connector>
        <draw:connector draw:style-name="gr13" draw:text-style-name="P3" draw:layer="layout" svg:x1="3.067cm" svg:y1="23.178cm" svg:x2="3.067cm" svg:y2="24.178cm" draw:start-shape="id26" draw:start-glue-point="6" draw:end-shape="id27" draw:end-glue-point="4">
          <text:p text:style-name="P8"/>
        </draw:connector>
        <draw:connector draw:style-name="gr13" draw:text-style-name="P3" draw:layer="layout" svg:x1="10.067cm" svg:y1="13.581cm" svg:x2="10.067cm" svg:y2="14.081cm" draw:start-shape="id8" draw:start-glue-point="6" draw:end-shape="id3" draw:end-glue-point="4">
          <text:p text:style-name="P8"/>
        </draw:connector>
        <draw:custom-shape draw:style-name="gr14" draw:text-style-name="P4" draw:id="id28" draw:layer="layout" svg:width="1.5cm" svg:height="1cm" svg:x="13.068cm" svg:y="8.178cm">
          <text:p text:style-name="P1"><text:span text:style-name="T3">#1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3" draw:text-style-name="P3" draw:layer="layout" svg:x1="13.817cm" svg:y1="9.178cm" svg:x2="13.817cm" svg:y2="9.678cm" draw:start-shape="id28" draw:start-glue-point="6" draw:end-shape="id5" draw:end-glue-point="4">
          <text:p text:style-name="P8"/>
        </draw:connector>
        <draw:g>
          <draw:rect draw:style-name="gr16" draw:text-style-name="P11" draw:layer="layout" svg:width="1.5cm" svg:height="1cm" svg:x="10.818cm" svg:y="14.081cm">
            <text:p text:style-name="P8"/>
          </draw:rect>
          <draw:rect draw:style-name="gr17" draw:text-style-name="P12" draw:layer="layout" svg:width="1.3cm" svg:height="0.6cm" svg:x="10.918cm" svg:y="14.281cm">
            <text:p text:style-name="P1"><text:span text:style-name="T7">validate</text:span></text:p>
          </draw:rect>
        </draw:g>
        <draw:g>
          <draw:rect draw:style-name="gr16" draw:text-style-name="P11" draw:layer="layout" svg:width="1.5cm" svg:height="1cm" svg:x="10.818cm" svg:y="21.178cm">
            <text:p text:style-name="P8"/>
          </draw:rect>
          <draw:rect draw:style-name="gr17" draw:text-style-name="P12" draw:layer="layout" svg:width="1.3cm" svg:height="0.6cm" svg:x="10.918cm" svg:y="21.378cm">
            <text:p text:style-name="P1"><text:span text:style-name="T7">submit</text:span></text:p>
          </draw:rect>
        </draw:g>
        <draw:g>
          <draw:rect draw:style-name="gr16" draw:text-style-name="P11" draw:layer="layout" svg:width="1.5cm" svg:height="1cm" svg:x="18.754cm" svg:y="5.441cm">
            <text:p text:style-name="P8"/>
          </draw:rect>
          <draw:rect draw:style-name="gr17" draw:text-style-name="P12" draw:layer="layout" svg:width="1.3cm" svg:height="0.6cm" svg:x="18.854cm" svg:y="5.641cm">
            <text:p text:style-name="P1"><text:span text:style-name="T7">args</text:span></text:p>
          </draw:rect>
        </draw:g>
        <draw:g>
          <draw:rect draw:style-name="gr16" draw:text-style-name="P11" draw:layer="layout" svg:width="1.5cm" svg:height="1cm" svg:x="10.818cm" svg:y="22.678cm">
            <text:p text:style-name="P8"/>
          </draw:rect>
          <draw:rect draw:style-name="gr17" draw:text-style-name="P12" draw:layer="layout" svg:width="1.3cm" svg:height="0.6cm" svg:x="10.918cm" svg:y="22.878cm">
            <text:p text:style-name="P1"><text:span text:style-name="T7">presave</text:span></text:p>
          </draw:rect>
        </draw:g>
        <draw:g>
          <draw:rect draw:style-name="gr16" draw:text-style-name="P11" draw:layer="layout" svg:width="1.5cm" svg:height="1cm" svg:x="10.918cm" svg:y="24.178cm">
            <text:p text:style-name="P8"/>
          </draw:rect>
          <draw:rect draw:style-name="gr17" draw:text-style-name="P12" draw:layer="layout" svg:width="1.1cm" svg:height="0.8cm" svg:x="11.118cm" svg:y="24.278cm">
            <text:p text:style-name="P1"><text:span text:style-name="T7">insert</text:span></text:p>
            <text:p text:style-name="P1"><text:span text:style-name="T7">delete</text:span></text:p>
          </draw:rect>
        </draw:g>
        <draw:custom-shape draw:style-name="gr18" draw:text-style-name="P5" draw:id="id13" draw:layer="layout" svg:width="2.5cm" svg:height="1cm" svg:x="8.818cm" svg:y="25.678cm">
          <text:p text:style-name="P1"><text:span text:style-name="T3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id="id18" draw:layer="layout" svg:width="2.5cm" svg:height="1cm" svg:x="16.318cm" svg:y="20.678cm">
          <text:p text:style-name="P1"><text:span text:style-name="T3">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19" draw:text-style-name="P13" draw:layer="layout" svg:width="0.8cm" svg:height="1cm" svg:x="6.918cm" svg:y="22.678cm">
            <text:p text:style-name="P1"><text:span text:style-name="T8">6</text:span></text:p>
          </draw:rect>
        </draw:g>
        <draw:frame draw:style-name="gr20" draw:text-style-name="P15" draw:layer="layout" svg:width="3.567cm" svg:height="0.662cm" svg:x="17.676cm" svg:y="27.178cm">
          <draw:text-box>
            <text:p text:style-name="P14"><text:span text:style-name="T9">165104</text:span></text:p>
          </draw:text-box>
        </draw:frame>
        <draw:custom-shape draw:style-name="gr5" draw:text-style-name="P4" draw:layer="layout" svg:width="5.5cm" svg:height="1cm" svg:x="14.754cm" svg:y="6.441cm">
          <text:p text:style-name="P1"><text:span text:style-name="T3">Core/f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rect draw:style-name="gr19" draw:text-style-name="P13" draw:layer="layout" svg:width="0.8cm" svg:height="1cm" svg:x="19.918cm" svg:y="18.678cm">
            <text:p text:style-name="P1"><text:span text:style-name="T8">6</text:span></text:p>
          </draw:rect>
        </draw:g>
        <draw:g>
          <draw:rect draw:style-name="gr19" draw:text-style-name="P13" draw:layer="layout" svg:width="0.8cm" svg:height="1cm" svg:x="14.954cm" svg:y="3.178cm">
            <text:p text:style-name="P1"><text:span text:style-name="T8">6</text:span></text:p>
          </draw:rect>
        </draw:g>
        <draw:g>
          <draw:rect draw:style-name="gr19" draw:text-style-name="P13" draw:layer="layout" svg:width="0.8cm" svg:height="1cm" svg:x="14.954cm" svg:y="1.915cm">
            <text:p text:style-name="P1"><text:span text:style-name="T8">6</text:span></text:p>
          </draw:rect>
        </draw:g>
        <draw:custom-shape draw:style-name="gr18" draw:text-style-name="P5" draw:id="id29" draw:layer="layout" svg:width="3cm" svg:height="1cm" svg:x="10.318cm" svg:y="1.178cm">
          <text:p text:style-name="P1"><text:span text:style-name="T3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3" draw:layer="layout" draw:line-skew="0cm -2.001cm 2.999cm" svg:x1="11.818cm" svg:y1="2.178cm" svg:x2="9.757cm" svg:y2="3.677cm" draw:start-shape="id29" draw:start-glue-point="2" draw:end-shape="id1" draw:end-glue-point="9">
          <text:p text:style-name="P8"/>
        </draw:connector>
        <draw:connector draw:style-name="gr21" draw:text-style-name="P3" draw:layer="layout" draw:line-skew="1.748cm" svg:x1="11.818cm" svg:y1="2.178cm" svg:x2="9.075cm" svg:y2="5.177cm" draw:start-shape="id29" draw:start-glue-point="2" draw:end-shape="id7" draw:end-glue-point="9">
          <text:p text:style-name="P8"/>
        </draw:connector>
        <draw:g>
          <draw:rect draw:style-name="gr19" draw:text-style-name="P13" draw:layer="layout" svg:width="0.8cm" svg:height="1cm" svg:x="6.918cm" svg:y="21.178cm">
            <text:p text:style-name="P1"><text:span text:style-name="T8">6</text:span></text:p>
          </draw:rect>
        </draw:g>
        <draw:g>
          <draw:rect draw:style-name="gr19" draw:text-style-name="P16" draw:layer="layout" svg:width="0.8cm" svg:height="1cm" svg:x="6.918cm" svg:y="21.178cm">
            <text:p text:style-name="P16"><text:span text:style-name="T10">X</text:span></text:p>
          </draw:rect>
        </draw:g>
        <draw:g>
          <draw:rect draw:style-name="gr19" draw:text-style-name="P18" draw:layer="layout" svg:width="0.8cm" svg:height="1cm" svg:x="14.954cm" svg:y="1.915cm">
            <text:p text:style-name="P17"><text:span text:style-name="T11"></text:span></text:p>
          </draw:rect>
        </draw:g>
        <draw:g>
          <draw:rect draw:style-name="gr19" draw:text-style-name="P16" draw:layer="layout" svg:width="0.8cm" svg:height="1cm" svg:x="14.954cm" svg:y="3.178cm">
            <text:p text:style-name="P16"><text:span text:style-name="T10">X</text:span></text:p>
          </draw:rect>
        </draw:g>
        <draw:g>
          <draw:rect draw:style-name="gr19" draw:text-style-name="P18" draw:layer="layout" svg:width="0.8cm" svg:height="1cm" svg:x="19.918cm" svg:y="18.678cm">
            <text:p text:style-name="P17"><text:span text:style-name="T11"></text:span></text:p>
          </draw:rect>
        </draw:g>
        <draw:g>
          <draw:rect draw:style-name="gr19" draw:text-style-name="P18" draw:layer="layout" svg:width="0.8cm" svg:height="1cm" svg:x="6.918cm" svg:y="22.678cm">
            <text:p text:style-name="P17"><text:span text:style-name="T11">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78cm" fo:margin-bottom="0.33cm" fo:margin-left="0.318cm" fo:margin-right="0.34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8-06T17:25:11</meta:creation-date>
    <dc:creator>J-P Stacey</dc:creator>
    <dc:date>2007-08-13T10:07:50</dc:date>
    <dc:language>en-US</dc:language>
    <meta:editing-cycles>15</meta:editing-cycles>
    <meta:editing-duration>PT5H49M16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